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lab" svg:font-family="'Roboto Slab', 'Times New Roman', 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itstream Charter" fo:font-size="14pt" officeooo:rsid="00074573" officeooo:paragraph-rsid="00074573" style:font-size-asian="14pt" style:font-size-complex="14pt"/>
    </style:style>
    <style:style style:name="P2" style:family="paragraph" style:parent-style-name="Standard">
      <style:text-properties style:font-name="Bitstream Charter" fo:font-size="14pt" officeooo:rsid="00074573" officeooo:paragraph-rsid="00085da1" style:font-size-asian="14pt" style:font-size-complex="14pt"/>
    </style:style>
    <style:style style:name="P3" style:family="paragraph" style:parent-style-name="Standard">
      <style:text-properties style:font-name="Bitstream Charter" fo:font-size="14pt" officeooo:rsid="00085da1" officeooo:paragraph-rsid="00085da1" style:font-size-asian="14pt" style:font-size-complex="14pt"/>
    </style:style>
    <style:style style:name="P4" style:family="paragraph" style:parent-style-name="Standard">
      <style:text-properties style:font-name="Bitstream Charter" fo:font-size="14pt" fo:font-weight="bold" officeooo:rsid="00074573" officeooo:paragraph-rsid="00074573" style:font-size-asian="14pt" style:font-weight-asian="bold" style:font-size-complex="14pt" style:font-weight-complex="bold"/>
    </style:style>
    <style:style style:name="T1" style:family="text">
      <style:text-properties officeooo:rsid="00085d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urgis Burger</text:p>
      <text:p text:style-name="P1"/>
      <text:p text:style-name="P2"><text:span text:style-name="T1">1/2 pound bacon, chopped</text:span></text:p>
      <text:p text:style-name="P2"><text:span text:style-name="T1">One white onion, chopped</text:span></text:p>
      <text:p text:style-name="P2"><text:span text:style-name="T1">1/4 cup red wine vinegar</text:span></text:p>
      <text:p text:style-name="P2"><text:span text:style-name="T1">1/4 cup whiskey</text:span></text:p>
      <text:p text:style-name="P2"><text:span text:style-name="T1">2 jalapeno chiles, chopped</text:span></text:p>
      <text:p text:style-name="P2"><text:span text:style-name="T1">2 serrano chiles, chopped</text:span></text:p>
      <text:p text:style-name="P3"/>
      <text:p text:style-name="P2"/>
      <text:p text:style-name="P2"><text:span text:style-name="T1">4 ounces cream cheese, sliced thickly</text:span></text:p>
      <text:p text:style-name="P2"><text:span text:style-name="T1">Crispy Fried Onions in a can</text:span></text:p>
      <text:p text:style-name="P2"><text:span text:style-name="T1">Lettuce</text:span></text:p>
      <text:p text:style-name="P2"><text:span text:style-name="T1">Tomato </text:span></text:p>
      <text:p text:style-name="P3">Burger Buns</text:p>
      <text:p text:style-name="P2"/>
      <text:p text:style-name="P2"/>
      <text:p text:style-name="P3">Cook bacon in saucepan until crisp. Add onion and all the chiles and cook until softened. Add the vinegar and whiskey. Cook until liquid is gone and the resulting mixture is of a jammy consistency. Set aside until ready to use. </text:p>
      <text:p text:style-name="P3"/>
      <text:p text:style-name="P3">Cook burger patties.</text:p>
      <text:p text:style-name="P3"/>
      <text:p text:style-name="P3">Top the bottom bun with lettuce and tomato. Add the patty. Top the patty with cream cheese, then a generous helping of chile/bacon jam. Add crispy onions to the top. Add top of burger bun and e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lab" svg:font-family="'Roboto Slab', 'Times New Roman', 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7T13:50:34.906404458</meta:creation-date>
    <dc:date>2016-09-28T23:52:11.214593722</dc:date>
    <meta:editing-duration>PT6M32S</meta:editing-duration>
    <meta:editing-cycles>2</meta:editing-cycles>
    <meta:generator>LibreOffice/5.1.4.2$Linux_X86_64 LibreOffice_project/10m0$Build-2</meta:generator>
    <meta:document-statistic meta:table-count="0" meta:image-count="0" meta:object-count="0" meta:page-count="1" meta:paragraph-count="15" meta:word-count="123" meta:character-count="686" meta:non-whitespace-character-count="576"/>
  </office:meta>
</office:document-meta>
</file>